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<text:span text:style-name="T2">/categories</text:span><text:span text:style-name="T3">/</text:span>{id}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categories</text:p>
          </table:table-cell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sandwichs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<text:span text:style-name="T3">sandwichs</text:span>{id}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filtrage des sandwichs</text:p>
          </table:table-cell>
          <table:table-cell table:style-name="ce17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gination des sanwichs</text:p>
          </table:table-cell>
          <table:table-cell table:style-name="ce17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non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/commands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Modifier une commande</text:p>
          </table:table-cell>
          <table:table-cell table:style-name="ce17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UT</text:p>
          </table:table-cell>
          <table:table-cell table:style-name="ce35" office:value-type="string" calcext:value-type="string">
            <text:p>/commands</text:p>
          </table:table-cell>
          <table:table-cell table:style-name="ce15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PU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obtenir une facture</text:p>
          </table:table-cell>
          <table:table-cell table:style-name="ce17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8" table:number-columns-repeated="7"/>
          <table:table-cell table:number-columns-repeated="1015"/>
        </table:table-row>
        <table:table-row table:style-name="ro3">
          <table:table-cell table:style-name="ce3" office:value-type="string" calcext:value-type="string">
            <text:p>SERVICE DE SUIVI de COMMANDES POINT DE VENT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U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PRISE DE COMMANDES – mode identifié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33" office:value-type="string" calcext:value-type="string">
            <text:p>uri</text:p>
          </table:table-cell>
          <table:table-cell table:style-name="ce15" table:number-columns-repeated="15"/>
          <table:table-cell table:number-columns-repeated="1000"/>
        </table:table-row>
        <table:table-row table:style-name="ro12">
          <table:table-cell table:style-name="ce11" office:value-type="float" office:value="106" calcext:value-type="float">
            <text:p>106</text:p>
          </table:table-cell>
          <table:table-cell table:style-name="ce9" office:value-type="float" office:value="1" calcext:value-type="float">
            <text:p>1</text:p>
          </table:table-cell>
          <table:table-cell table:style-name="ce25" office:value-type="string" calcext:value-type="string">
            <text:p>s'authentifier pour passer en lode identifié</text:p>
          </table:table-cell>
          <table:table-cell table:style-name="ce30" office:value-type="string" calcext:value-type="string">
            <text:p><text:span text:style-name="T1">authentification</text:span>  http basic, retourne un token jwt</text:p>
          </table:table-cell>
          <table:table-cell table:style-name="ce9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/token</text:p>
          </table:table-cell>
          <table:table-cell table:style-name="ce15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5" office:value-type="string" calcext:value-type="string">
            <text:p>PU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9" table:number-columns-repeated="2"/>
          <table:table-cell table:style-name="ce24" table:number-columns-repeated="2"/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3">
          <table:table-cell table:style-name="ce3" office:value-type="string" calcext:value-type="string">
            <text:p>SERVICE DE GESTION du CATALOGUE</text:p>
          </table:table-cell>
          <table:table-cell table:style-name="ce16"/>
          <table:table-cell table:style-name="ce20" table:number-columns-repeated="2"/>
          <table:table-cell table:style-name="ce16"/>
          <table:table-cell table:style-name="ce20"/>
          <table:table-cell table:style-name="ce16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33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priorité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description</text:p>
          </table:table-cell>
          <table:table-cell table:style-name="ce9"/>
          <table:table-cell table:style-name="ce35" table:number-columns-repeated="2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GET</text:p>
          </table:table-cell>
          <table:table-cell table:style-name="ce35" office:value-type="string" calcext:value-type="string">
            <text:p>/sandwichs</text:p>
          </table:table-cell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DELETE</text:p>
          </table:table-cell>
          <table:table-cell table:style-name="ce35" office:value-type="string" calcext:value-type="string">
            <text:p>/sandwichs/{id}</text:p>
          </table:table-cell>
          <table:table-cell table:style-name="ce15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OST</text:p>
          </table:table-cell>
          <table:table-cell table:style-name="ce35" office:value-type="string" calcext:value-type="string">
            <text:p>/sandwichs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5" office:value-type="string" calcext:value-type="string">
            <text:p>PUT</text:p>
          </table:table-cell>
          <table:table-cell table:style-name="ce35" office:value-type="string" calcext:value-type="string">
            <text:p><text:span text:style-name="T2">/sandwichs</text:span><text:span text:style-name="T3">/</text:span>{id}</text:p>
          </table:table-cell>
          <table:table-cell table:style-name="ce15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5" office:value-type="string" calcext:value-type="string">
            <text:p>POST</text:p>
          </table:table-cell>
          <table:table-cell table:style-name="ce35"/>
          <table:table-cell table:style-name="ce15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01:11:38.7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19-03-11T01:23:45.374000000</dc:date>
    <meta:editing-duration>PT11H14S</meta:editing-duration>
    <meta:editing-cycles>21</meta:editing-cycles>
    <meta:document-statistic meta:table-count="1" meta:cell-count="211" meta:object-count="0"/>
  </office:meta>
</office:document-meta>
</file>